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5488in" svg:height="5.2098in" svg:x="3.5961in" svg:y="0.3417in">
            <draw:object draw:notify-on-update-of-ranges="Sheet1.A1:Sheet1.A1 Sheet1.A2:Sheet1.A10 Sheet1.B11:Sheet1.B11 Sheet1.B2:Sheet1.B10 Sheet1.A2:Sheet1.A10 Sheet1.C11:Sheet1.C11 Sheet1.C2:Sheet1.C10 Sheet1.A2:Sheet1.A10 Sheet1.D11:Sheet1.D11 Sheet1.D2:Sheet1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5" table:default-cell-style-name="Default"/>
        <table:table-row table:style-name="ro1">
          <table:table-cell office:value-type="string">
            <text:p>T (time)</text:p>
          </table:table-cell>
          <table:table-cell office:value-type="string">
            <text:p>D (distance)</text:p>
          </table:table-cell>
          <table:table-cell table:style-name="Default" office:value-type="float" office:value="4490.5">
            <text:p>4490.5</text:p>
          </table:table-cell>
          <table:table-cell table:style-name="Default" office:value-type="float" office:value="0.0000289">
            <text:p>0.0000289</text:p>
          </table:table-cell>
          <table:table-cell office:value-type="float" office:value="1.03">
            <text:p>1.03</text:p>
          </table:table-cell>
          <table:table-cell/>
          <table:table-cell table:formula="of:=-0.000000396" office:value-type="float" office:value="-0.000000396">
            <text:p>-0.000000396</text:p>
          </table:table-cell>
          <table:table-cell office:value-type="float" office:value="0.098">
            <text:p>0.098</text:p>
          </table:table-cell>
          <table:table-cell office:value-type="float" office:value="185.6">
            <text:p>185.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7.9">
            <text:p>57.9</text:p>
          </table:table-cell>
          <table:table-cell table:formula="of:=[.$C$1]*LN([.$D$1]*[.A2]+[.$E$1])" office:value-type="float" office:value="143.807746862526">
            <text:p>143.808</text:p>
          </table:table-cell>
          <table:table-cell table:formula="of:=[.$G$1]*[.A2]*[.A2]+[.$H$1]*[.A2]+[.$I$1]" office:value-type="float" office:value="194.220933376">
            <text:p>194.221</text:p>
          </table:table-cell>
          <table:table-cell table:number-columns-repeated="5"/>
        </table:table-row>
        <table:table-row table:style-name="ro1">
          <table:table-cell office:value-type="float" office:value="224.7">
            <text:p>224.7</text:p>
          </table:table-cell>
          <table:table-cell office:value-type="float" office:value="108.2">
            <text:p>108.2</text:p>
          </table:table-cell>
          <table:table-cell table:formula="of:=[.$C$1]*LN([.$D$1]*[.A3]+[.$E$1])" office:value-type="float" office:value="160.956135525645">
            <text:p>160.956</text:p>
          </table:table-cell>
          <table:table-cell table:formula="of:=[.$G$1]*[.A3]*[.A3]+[.$H$1]*[.A3]+[.$I$1]" office:value-type="float" office:value="207.60060592436">
            <text:p>207.601</text:p>
          </table:table-cell>
          <table:table-cell table:number-columns-repeated="5"/>
        </table:table-row>
        <table:table-row table:style-name="ro1">
          <table:table-cell office:value-type="float" office:value="365.3">
            <text:p>365.3</text:p>
          </table:table-cell>
          <table:table-cell office:value-type="float" office:value="149.6">
            <text:p>149.6</text:p>
          </table:table-cell>
          <table:table-cell table:formula="of:=[.$C$1]*LN([.$D$1]*[.A4]+[.$E$1])" office:value-type="float" office:value="178.525710415371">
            <text:p>178.526</text:p>
          </table:table-cell>
          <table:table-cell table:formula="of:=[.$G$1]*[.A4]*[.A4]+[.$H$1]*[.A4]+[.$I$1]" office:value-type="float" office:value="221.34655614036">
            <text:p>221.347</text:p>
          </table:table-cell>
          <table:table-cell table:number-columns-repeated="5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228.07">
            <text:p>228.07</text:p>
          </table:table-cell>
          <table:table-cell table:formula="of:=[.$C$1]*LN([.$D$1]*[.A5]+[.$E$1])" office:value-type="float" office:value="218.469078633513">
            <text:p>218.469</text:p>
          </table:table-cell>
          <table:table-cell table:formula="of:=[.$G$1]*[.A5]*[.A5]+[.$H$1]*[.A5]+[.$I$1]" office:value-type="float" office:value="252.739100276">
            <text:p>252.739</text:p>
          </table:table-cell>
          <table:table-cell table:number-columns-repeated="5"/>
        </table:table-row>
        <table:table-row table:style-name="ro1">
          <table:table-cell office:value-type="float" office:value="4332">
            <text:p>4332</text:p>
          </table:table-cell>
          <table:table-cell office:value-type="float" office:value="778.434">
            <text:p>778.434</text:p>
          </table:table-cell>
          <table:table-cell table:formula="of:=[.$C$1]*LN([.$D$1]*[.A6]+[.$E$1])" office:value-type="float" office:value="647.839889541902">
            <text:p>647.840</text:p>
          </table:table-cell>
          <table:table-cell table:formula="of:=[.$G$1]*[.A6]*[.A6]+[.$H$1]*[.A6]+[.$I$1]" office:value-type="float" office:value="602.704575296">
            <text:p>602.705</text:p>
          </table:table-cell>
          <table:table-cell table:number-columns-repeated="5"/>
        </table:table-row>
        <table:table-row table:style-name="ro1">
          <table:table-cell office:value-type="float" office:value="10760">
            <text:p>10760</text:p>
          </table:table-cell>
          <table:table-cell office:value-type="float" office:value="1428.74">
            <text:p>1428.74</text:p>
          </table:table-cell>
          <table:table-cell table:formula="of:=[.$C$1]*LN([.$D$1]*[.A7]+[.$E$1])" office:value-type="float" office:value="1317.46221915337">
            <text:p>1317.462</text:p>
          </table:table-cell>
          <table:table-cell table:formula="of:=[.$G$1]*[.A7]*[.A7]+[.$H$1]*[.A7]+[.$I$1]" office:value-type="float" office:value="1194.2320704">
            <text:p>1194.232</text:p>
          </table:table-cell>
          <table:table-cell table:number-columns-repeated="5"/>
        </table:table-row>
        <table:table-row table:style-name="ro1">
          <table:table-cell office:value-type="float" office:value="30684">
            <text:p>30684</text:p>
          </table:table-cell>
          <table:table-cell office:value-type="float" office:value="2839.08">
            <text:p>2839.08</text:p>
          </table:table-cell>
          <table:table-cell table:formula="of:=[.$C$1]*LN([.$D$1]*[.A8]+[.$E$1])" office:value-type="float" office:value="2921.69993316538">
            <text:p>2921.700</text:p>
          </table:table-cell>
          <table:table-cell table:formula="of:=[.$G$1]*[.A8]*[.A8]+[.$H$1]*[.A8]+[.$I$1]" office:value-type="float" office:value="2819.794889024">
            <text:p>2819.795</text:p>
          </table:table-cell>
          <table:table-cell table:number-columns-repeated="5"/>
        </table:table-row>
        <table:table-row table:style-name="ro1">
          <table:table-cell office:value-type="float" office:value="60188">
            <text:p>60188</text:p>
          </table:table-cell>
          <table:table-cell office:value-type="float" office:value="4490.8">
            <text:p>4490.8</text:p>
          </table:table-cell>
          <table:table-cell table:formula="of:=[.$C$1]*LN([.$D$1]*[.A9]+[.$E$1])" office:value-type="float" office:value="4574.21494700898">
            <text:p>4574.215</text:p>
          </table:table-cell>
          <table:table-cell table:formula="of:=[.$G$1]*[.A9]*[.A9]+[.$H$1]*[.A9]+[.$I$1]" office:value-type="float" office:value="4649.476243776">
            <text:p>4649.476</text:p>
          </table:table-cell>
          <table:table-cell table:number-columns-repeated="5"/>
        </table:table-row>
        <table:table-row table:style-name="ro1">
          <table:table-cell office:value-type="float" office:value="90467">
            <text:p>90467</text:p>
          </table:table-cell>
          <table:table-cell office:value-type="float" office:value="5879.13">
            <text:p>5879.13</text:p>
          </table:table-cell>
          <table:table-cell table:formula="of:=[.$C$1]*LN([.$D$1]*[.A10]+[.$E$1])" office:value-type="float" office:value="5807.19617716754">
            <text:p>5807.196</text:p>
          </table:table-cell>
          <table:table-cell table:formula="of:=[.$G$1]*[.A10]*[.A10]+[.$H$1]*[.A10]+[.$I$1]" office:value-type="float" office:value="5810.391876756">
            <text:p>5810.39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reference</text:p>
          </table:table-cell>
          <table:table-cell table:style-name="Default" office:value-type="string">
            <text:p>ln(x)</text:p>
          </table:table-cell>
          <table:table-cell table:style-name="Default" office:value-type="string">
            <text:p>X^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 style:data-style-name="N2" text:time-value="0000-00-00T10:20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achi </meta:initial-creator>
    <meta:creation-date>2013-03-18T14:13:45</meta:creation-date>
    <dc:date>2013-03-19T10:45:08</dc:date>
    <dc:creator>MaTachi </dc:creator>
    <meta:editing-duration>PT26M14S</meta:editing-duration>
    <meta:editing-cycles>4</meta:editing-cycles>
    <meta:generator>LibreOffice/3.6$Linux_X86_64 LibreOffice_project/360m1$Build-2</meta:gener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7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55cm" svg:height="13.234cm" xlink:href=".." xlink:type="simple" chart:class="chart:scatter" chart:style-name="ch1">
        <chart:legend chart:legend-position="end" svg:x="20.96cm" svg:y="5.74cm" style:legend-expansion="high" chart:style-name="ch2"/>
        <chart:plot-area chart:style-name="ch3" table:cell-range-address="Sheet1.A1:Sheet1.A10 Sheet1.B2:Sheet1.D11" chart:data-source-has-labels="both" svg:x="1.609cm" svg:y="0.781cm" svg:width="19.647cm" svg:height="11.351cm">
          <chartooo:coordinate-region svg:x="3.262cm" svg:y="0.98cm" svg:width="17.437cm" svg:height="10.505cm"/>
          <chart:axis chart:dimension="x" chart:name="primary-x" chart:style-name="ch4" chartooo:axis-type="auto">
            <chart:title svg:x="10.912cm" svg:y="12.396cm" chart:style-name="ch5">
              <text:p>Time</text:p>
            </chart:title>
            <chart:categories table:cell-range-address="Sheet1.A1:Sheet1.A1"/>
          </chart:axis>
          <chart:axis chart:dimension="y" chart:name="primary-y" chart:style-name="ch6">
            <chart:title svg:x="0.442cm" svg:y="7.333cm" chart:style-name="ch7">
              <text:p>Distance</text:p>
            </chart:title>
            <chart:grid chart:style-name="ch8" chart:class="major"/>
          </chart:axis>
          <chart:series chart:style-name="ch9" chart:values-cell-range-address="Sheet1.B2:Sheet1.B10" chart:label-cell-address="Sheet1.B11:Sheet1.B11" chart:class="chart:scatter">
            <chart:domain table:cell-range-address="Sheet1.A2:Sheet1.A10"/>
            <chart:data-point chart:repeated="9"/>
          </chart:series>
          <chart:series chart:style-name="ch10" chart:values-cell-range-address="Sheet1.C2:Sheet1.C10" chart:label-cell-address="Sheet1.C11:Sheet1.C11" chart:class="chart:scatter">
            <chart:data-point chart:repeated="9"/>
          </chart:series>
          <chart:series chart:style-name="ch11" chart:values-cell-range-address="Sheet1.D2:Sheet1.D10" chart:label-cell-address="Sheet1.D11:Sheet1.D1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11:Sheet1.B11</svg:desc>
                </draw:g>
              </table:table-cell>
              <table:table-cell office:value-type="string">
                <text:p>ln(x)</text:p>
                <draw:g>
                  <svg:desc>Sheet1.C11:Sheet1.C11</svg:desc>
                </draw:g>
              </table:table-cell>
              <table:table-cell office:value-type="string">
                <text:p>X^2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 (time)</text:p>
                <draw:g>
                  <svg:desc>Sheet1.A1:Sheet1.A1</svg:desc>
                </draw:g>
              </table:table-cell>
              <table:table-cell office:value-type="float" office:value="88">
                <text:p>88</text:p>
                <draw:g>
                  <svg:desc>Sheet1.A2:Sheet1.A10</svg:desc>
                </draw:g>
              </table:table-cell>
              <table:table-cell office:value-type="float" office:value="57.9">
                <text:p>57.9</text:p>
                <draw:g>
                  <svg:desc>Sheet1.B2:Sheet1.B10</svg:desc>
                </draw:g>
              </table:table-cell>
              <table:table-cell office:value-type="float" office:value="143.807746862526">
                <text:p>143.807746862526</text:p>
                <draw:g>
                  <svg:desc>Sheet1.C2:Sheet1.C10</svg:desc>
                </draw:g>
              </table:table-cell>
              <table:table-cell office:value-type="float" office:value="194.220933376">
                <text:p>194.220933376</text:p>
                <draw:g>
                  <svg:desc>Sheet1.D2:Sheet1.D10</svg:desc>
                </draw:g>
              </table:table-cell>
            </table:table-row>
            <table:table-row>
              <table:table-cell office:value-type="string"/>
              <table:table-cell office:value-type="float" office:value="224.7">
                <text:p>224.7</text:p>
              </table:table-cell>
              <table:table-cell office:value-type="float" office:value="108.2">
                <text:p>108.2</text:p>
              </table:table-cell>
              <table:table-cell office:value-type="float" office:value="160.956135525645">
                <text:p>160.956135525645</text:p>
              </table:table-cell>
              <table:table-cell office:value-type="float" office:value="207.60060592436">
                <text:p>207.60060592436</text:p>
              </table:table-cell>
            </table:table-row>
            <table:table-row>
              <table:table-cell office:value-type="string"/>
              <table:table-cell office:value-type="float" office:value="365.3">
                <text:p>365.3</text:p>
              </table:table-cell>
              <table:table-cell office:value-type="float" office:value="149.6">
                <text:p>149.6</text:p>
              </table:table-cell>
              <table:table-cell office:value-type="float" office:value="178.525710415371">
                <text:p>178.525710415371</text:p>
              </table:table-cell>
              <table:table-cell office:value-type="float" office:value="221.34655614036">
                <text:p>221.34655614036</text:p>
              </table:table-cell>
            </table:table-row>
            <table:table-row>
              <table:table-cell office:value-type="string"/>
              <table:table-cell office:value-type="float" office:value="687">
                <text:p>687</text:p>
              </table:table-cell>
              <table:table-cell office:value-type="float" office:value="228.07">
                <text:p>228.07</text:p>
              </table:table-cell>
              <table:table-cell office:value-type="float" office:value="218.469078633513">
                <text:p>218.469078633513</text:p>
              </table:table-cell>
              <table:table-cell office:value-type="float" office:value="252.739100276">
                <text:p>252.739100276</text:p>
              </table:table-cell>
            </table:table-row>
            <table:table-row>
              <table:table-cell office:value-type="string"/>
              <table:table-cell office:value-type="float" office:value="4332">
                <text:p>4332</text:p>
              </table:table-cell>
              <table:table-cell office:value-type="float" office:value="778.434">
                <text:p>778.434</text:p>
              </table:table-cell>
              <table:table-cell office:value-type="float" office:value="647.839889541902">
                <text:p>647.839889541902</text:p>
              </table:table-cell>
              <table:table-cell office:value-type="float" office:value="602.704575296">
                <text:p>602.704575296</text:p>
              </table:table-cell>
            </table:table-row>
            <table:table-row>
              <table:table-cell office:value-type="string"/>
              <table:table-cell office:value-type="float" office:value="10760">
                <text:p>10760</text:p>
              </table:table-cell>
              <table:table-cell office:value-type="float" office:value="1428.74">
                <text:p>1428.74</text:p>
              </table:table-cell>
              <table:table-cell office:value-type="float" office:value="1317.46221915337">
                <text:p>1317.46221915337</text:p>
              </table:table-cell>
              <table:table-cell office:value-type="float" office:value="1194.2320704">
                <text:p>1194.2320704</text:p>
              </table:table-cell>
            </table:table-row>
            <table:table-row>
              <table:table-cell office:value-type="string"/>
              <table:table-cell office:value-type="float" office:value="30684">
                <text:p>30684</text:p>
              </table:table-cell>
              <table:table-cell office:value-type="float" office:value="2839.08">
                <text:p>2839.08</text:p>
              </table:table-cell>
              <table:table-cell office:value-type="float" office:value="2921.69993316538">
                <text:p>2921.69993316538</text:p>
              </table:table-cell>
              <table:table-cell office:value-type="float" office:value="2819.794889024">
                <text:p>2819.794889024</text:p>
              </table:table-cell>
            </table:table-row>
            <table:table-row>
              <table:table-cell office:value-type="string"/>
              <table:table-cell office:value-type="float" office:value="60188">
                <text:p>60188</text:p>
              </table:table-cell>
              <table:table-cell office:value-type="float" office:value="4490.8">
                <text:p>4490.8</text:p>
              </table:table-cell>
              <table:table-cell office:value-type="float" office:value="4574.21494700898">
                <text:p>4574.21494700898</text:p>
              </table:table-cell>
              <table:table-cell office:value-type="float" office:value="4649.476243776">
                <text:p>4649.476243776</text:p>
              </table:table-cell>
            </table:table-row>
            <table:table-row>
              <table:table-cell office:value-type="string"/>
              <table:table-cell office:value-type="float" office:value="90467">
                <text:p>90467</text:p>
              </table:table-cell>
              <table:table-cell office:value-type="float" office:value="5879.13">
                <text:p>5879.13</text:p>
              </table:table-cell>
              <table:table-cell office:value-type="float" office:value="5807.19617716754">
                <text:p>5807.19617716754</text:p>
              </table:table-cell>
              <table:table-cell office:value-type="float" office:value="5810.391876756">
                <text:p>5810.391876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